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0.133541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LoadDelegatio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Req #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Scheduler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Resources required for 727449f1-d2ee-4ec7-af57-3e7578e94ff5 : 4</text:p>
          </table:table-cell>
          <table:table-cell office:value-type="string" table:style-name="ce3">
            <text:p>N1: Task 727449f1-d2ee-4ec7-af57-3e7578e94ff5 performed using 4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1: Task 727449f1-d2ee-4ec7-af57-3e7578e94ff5 performed using 4 units.</text:p>
          </table:table-cell>
          <table:table-cell office:value-type="string" table:style-name="ce3">
            <text:p>Load status: N1: 4, N2: 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Resources required for 86327f30-7354-4b8c-b277-f68746d51170 : 8</text:p>
          </table:table-cell>
          <table:table-cell office:value-type="string" table:style-name="ce3">
            <text:p>N2: Task 86327f30-7354-4b8c-b277-f68746d51170 performed using 8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2: Task 86327f30-7354-4b8c-b277-f68746d51170 performed using 8 units.</text:p>
          </table:table-cell>
          <table:table-cell office:value-type="string" table:style-name="ce3">
            <text:p>Load status: N1: 4, N2: 8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Resources required for 793753e5-8084-4d1c-a7ba-6a006d50d501 : 2</text:p>
          </table:table-cell>
          <table:table-cell office:value-type="string" table:style-name="ce3">
            <text:p>N1: Task 793753e5-8084-4d1c-a7ba-6a006d50d501 performed using 2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1: Task 793753e5-8084-4d1c-a7ba-6a006d50d501 performed using 2 units.</text:p>
          </table:table-cell>
          <table:table-cell office:value-type="string" table:style-name="ce3">
            <text:p>Load status: N1: 6, N2: 8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Resources required for 9ba9b40e-44d1-420a-a6bc-b87443d11aea : 4</text:p>
          </table:table-cell>
          <table:table-cell office:value-type="string" table:style-name="ce3">
            <text:p>N1: Task 9ba9b40e-44d1-420a-a6bc-b87443d11aea performed using 4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1: Task 9ba9b40e-44d1-420a-a6bc-b87443d11aea performed using 4 units.</text:p>
          </table:table-cell>
          <table:table-cell office:value-type="string" table:style-name="ce3">
            <text:p>Load status: N1: 10, N2: 8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Resources required for d8c2c87a-bf67-43de-95bc-fa33bf2494d1 : 6</text:p>
          </table:table-cell>
          <table:table-cell office:value-type="string" table:style-name="ce3">
            <text:p>N2: Task d8c2c87a-bf67-43de-95bc-fa33bf2494d1 performed using 6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2: Task d8c2c87a-bf67-43de-95bc-fa33bf2494d1 performed using 6 units.</text:p>
          </table:table-cell>
          <table:table-cell office:value-type="string" table:style-name="ce3">
            <text:p>Load status: N1: 10, N2: 14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Resources required for c047ef13-7a72-4d0c-a80f-4a78b07ce852 : 4</text:p>
          </table:table-cell>
          <table:table-cell office:value-type="string" table:style-name="ce3">
            <text:p>N1: Task c047ef13-7a72-4d0c-a80f-4a78b07ce852 performed using 4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1: Task c047ef13-7a72-4d0c-a80f-4a78b07ce852 performed using 4 units.</text:p>
          </table:table-cell>
          <table:table-cell office:value-type="string" table:style-name="ce3">
            <text:p>Load status: N1: 14, N2: 14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Resources required for 38af5313-5d38-4e9d-a834-e549ddf1ccf0 : 9</text:p>
          </table:table-cell>
          <table:table-cell office:value-type="string" table:style-name="ce3">
            <text:p>N1: Task 38af5313-5d38-4e9d-a834-e549ddf1ccf0 performed using 9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1: Task 38af5313-5d38-4e9d-a834-e549ddf1ccf0 performed using 9 units.</text:p>
          </table:table-cell>
          <table:table-cell office:value-type="string" table:style-name="ce3">
            <text:p>Load status: N1: 23, N2: 14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table table:name="LoadDelegation" table:style-name="ta1">
        <table:table-column table:style-name="co4" table:default-cell-style-name="ce1"/>
        <table:table-column table:style-name="co5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Req #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Scheduler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Resources required for 355ef657-76ce-4d57-b6d9-25a4241da5e9 : 10</text:p>
          </table:table-cell>
          <table:table-cell office:value-type="string" table:style-name="ce3">
            <text:p>N1: Task 355ef657-76ce-4d57-b6d9-25a4241da5e9 performed using 10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1: Task 355ef657-76ce-4d57-b6d9-25a4241da5e9 performed using 10 units.</text:p>
          </table:table-cell>
          <table:table-cell office:value-type="string" table:style-name="ce3">
            <text:p>Load status: N1: 10, N2: 0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Resources required for eddc7ead-d9a9-48f8-b36a-a0ca4cc2766b : 6</text:p>
          </table:table-cell>
          <table:table-cell office:value-type="string" table:style-name="ce3">
            <text:p>N2: Task eddc7ead-d9a9-48f8-b36a-a0ca4cc2766b performed using 6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2: Task eddc7ead-d9a9-48f8-b36a-a0ca4cc2766b performed using 6 units.</text:p>
          </table:table-cell>
          <table:table-cell office:value-type="string" table:style-name="ce3">
            <text:p>Load status: N1: 10, N2: 6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Resources required for 44eb94d4-d7c1-4c19-9ce6-b64b7b5f274d : 7</text:p>
          </table:table-cell>
          <table:table-cell office:value-type="string" table:style-name="ce3">
            <text:p>Task resources required (7) is prime: delegating task to Node1.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office:value-type="string" table:style-name="ce3">
            <text:p>N1: Task 44eb94d4-d7c1-4c19-9ce6-b64b7b5f274d performed using 7 units.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N1: Task 44eb94d4-d7c1-4c19-9ce6-b64b7b5f274d performed using 7 units.</text:p>
          </table:table-cell>
          <table:table-cell office:value-type="string" table:style-name="ce3">
            <text:p>Load status: N1: 17, N2: 6</text:p>
          </table:table-cell>
          <table:table-cell table:number-columns-repeated="16381"/>
        </table:table-row>
        <table:table-row table:number-rows-repeated="7" table:style-name="ro1">
          <table:table-cell table:number-columns-repeated="3" table:style-name="ce4"/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09</meta:generator>
    <meta:initial-creator>Microsoft Office User</meta:initial-creator>
    <dc:creator>Microsoft Office User</dc:creator>
    <meta:creation-date>2020-03-12T22:59:47Z</meta:creation-date>
    <dc:date>2020-03-13T00:15:19Z</dc:date>
    <meta:print-date>2020-03-12T23:28:07Z</meta:print-date>
  </office:meta>
</office:document-meta>
</file>